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844" officeooo:paragraph-rsid="0010a844"/>
    </style:style>
    <style:style style:name="P2" style:family="paragraph" style:parent-style-name="Standard">
      <style:text-properties officeooo:paragraph-rsid="0010a844"/>
    </style:style>
    <style:style style:name="P3" style:family="paragraph" style:parent-style-name="Standard">
      <style:text-properties fo:font-weight="bold" officeooo:rsid="0010a844" officeooo:paragraph-rsid="0010a844" style:font-weight-asian="bold" style:font-weight-complex="bold"/>
    </style:style>
    <style:style style:name="T1" style:family="text">
      <style:text-properties officeooo:rsid="0010a8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S_DOCUMENTO</text:p>
      <text:p text:style-name="P1">NU_ANO – INT(4) - 9999</text:p>
      <text:p text:style-name="P2"><text:span text:style-name="T1">DE_SIGLA_DEPTO – CHA(3) – SSS </text:span></text:p>
      <text:p text:style-name="P1">NU_DOC – INT (4) – NNNN – APRESENTAÇÃO: NNNN/9999-SSS – Ex: 645/2002/CAD</text:p>
      <text:p text:style-name="P1">DE_ASSUNTO – CHA(250)</text:p>
      <text:p text:style-name="P1">CD_TIPO_DOC</text:p>
      <text:p text:style-name="P1"/>
      <text:p text:style-name="P1"/>
      <text:p text:style-name="P1"/>
      <text:p text:style-name="P1"/>
      <text:p text:style-name="P1"/>
      <text:p text:style-name="P1"/>
      <text:p text:style-name="P3">SCS.TIPO_DOC</text:p>
      <text:p text:style-name="P1">CD_TIPO_DOC – INT(4)</text:p>
      <text:p text:style-name="P1">DE_TIPO – CHA(30) – RESOLUÇÕES, PORTARIAS, EDITAIS</text:p>
      <text:p text:style-name="P1"/>
      <text:p text:style-name="P1"/>
      <text:p text:style-name="P1">SCS.DADOS_ARQUIVOS</text:p>
      <text:p text:style-name="P1"/>
      <text:p text:style-name="P1"/>
      <text:p text:style-name="P1"/>
      <text:p text:style-name="P1">SCS.ARQUIVOS_PD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08:35:16.909975042</meta:creation-date>
    <dc:date>2023-06-06T11:57:24.957624378</dc:date>
    <meta:editing-duration>PT17S</meta:editing-duration>
    <meta:editing-cycles>1</meta:editing-cycles>
    <meta:document-statistic meta:table-count="0" meta:image-count="0" meta:object-count="0" meta:page-count="1" meta:paragraph-count="11" meta:word-count="29" meta:character-count="285" meta:non-whitespace-character-count="255"/>
    <meta:generator>LibreOffice/6.4.7.2$Linux_X86_64 LibreOffice_project/40$Build-2</meta:generator>
  </office:meta>
</office:document-meta>
</file>